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5.973cm" fo:min-width="8.644cm"/>
      <style:paragraph-properties style:writing-mode="lr-tb"/>
    </style:style>
    <style:style style:name="gr2" style:family="graphic" style:parent-style-name="standard" style:list-style-name="L1">
      <style:graphic-properties draw:fill-color="#ff6d6d" draw:textarea-horizontal-align="justify" draw:textarea-vertical-align="middle" draw:auto-grow-height="false" fo:min-height="5.459cm" fo:min-width="8.6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2.163cm" fo:min-width="4.081cm"/>
      <style:paragraph-properties style:writing-mode="lr-tb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2.163cm" fo:min-width="4.072cm"/>
      <style:paragraph-properties style:writing-mode="lr-tb"/>
    </style:style>
    <style:style style:name="gr6" style:family="graphic" style:parent-style-name="standard" style:list-style-name="L1">
      <style:graphic-properties draw:fill-color="#8e86ae" draw:textarea-horizontal-align="justify" draw:textarea-vertical-align="middle" draw:auto-grow-height="false" fo:min-height="4.371cm" fo:min-width="8.644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02cm" fo:min-width="3.664cm"/>
      <style:paragraph-properties style:writing-mode="lr-tb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1.008cm" fo:min-width="3.664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988cm" fo:min-width="3.664cm"/>
      <style:paragraph-properties style:writing-mode="lr-tb"/>
    </style:style>
    <style:style style:name="gr10" style:family="graphic" style:parent-style-name="standard">
      <style:graphic-properties draw:fill-color="#b7b3ca" draw:textarea-horizontal-align="justify" draw:textarea-vertical-align="middle" draw:auto-grow-height="false" fo:min-height="1.036cm" fo:min-width="3.6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6d6d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-color="#8e86ae"/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-color="#ffa6a6"/>
      <style:paragraph-properties fo:text-align="center"/>
    </style:style>
    <style:style style:name="P11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6.223cm" svg:x="1.009cm" svg:y="4.181cm">
          <text:p text:style-name="P1">RAM</text:p>
          <text:p text:style-name="P1">$CFFF-$01F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44cm" svg:height="5.709cm" svg:x="1.009cm" svg:y="14.976cm">
          <text:p text:style-name="P1">ROM</text:p>
          <text:p text:style-name="P1">$FFFF-$E000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202cm" svg:height="0.962cm" svg:x="3.005cm" svg:y="0.806cm">
          <draw:text-box>
            <text:p>Memory Map</text:p>
          </draw:text-box>
        </draw:frame>
        <draw:custom-shape draw:style-name="gr4" draw:text-style-name="P5" draw:layer="layout" svg:width="4.581cm" svg:height="2.413cm" svg:x="5.572cm" svg:y="1.762cm">
          <text:p text:style-name="P1">Stack</text:p>
          <text:p text:style-name="P1">$01FF-$00FF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2.413cm" svg:x="1.009cm" svg:y="1.762cm">
          <text:p text:style-name="P1">Zero Page</text:p>
          <text:p text:style-name="P1">$00FF-$000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144cm" svg:height="4.621cm" svg:x="1.009cm" svg:y="10.355cm">
          <text:p text:style-name="P1">IO</text:p>
          <text:p text:style-name="P1">$DFFF-$D00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64cm" svg:height="1.27cm" svg:x="10.145cm" svg:y="4.262cm">
          <text:p text:style-name="P8">ROM SPad</text:p>
          <text:p text:style-name="P8">$0FFF-$02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164cm" svg:height="1.258cm" svg:x="10.145cm" svg:y="19.315cm">
          <text:p text:style-name="P8">IRQ</text:p>
          <text:p text:style-name="P8">$FFFF-$FFFA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164cm" svg:height="1.238cm" svg:x="10.145cm" svg:y="5.794cm">
          <text:p text:style-name="P8">PGM ROM</text:p>
          <text:p text:style-name="P8">$4FFF-$1000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64cm" svg:height="1.286cm" svg:x="10.171cm" svg:y="12.039cm">
          <text:p text:style-name="P8">VIA1</text:p>
          <text:p text:style-name="P8">$D40F-$D40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64cm" svg:height="1.27cm" svg:x="10.145cm" svg:y="7.345cm">
          <text:p text:style-name="P8">PGM RAM</text:p>
          <text:p text:style-name="P8">$BFFF-$500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64cm" svg:height="1.27cm" svg:x="10.145cm" svg:y="8.877cm">
          <text:p text:style-name="P8">BSS</text:p>
          <text:p text:style-name="P8">$CFFF-$C000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64cm" svg:height="1.286cm" svg:x="10.171cm" svg:y="10.439cm">
          <text:p text:style-name="P8">ACIA</text:p>
          <text:p text:style-name="P1">$D003-$D000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64cm" svg:height="1.286cm" svg:x="10.171cm" svg:y="13.639cm">
          <text:p text:style-name="P8">VIA2</text:p>
          <text:p text:style-name="P8">$D80F-$D8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164cm" svg:height="1.258cm" svg:x="10.145cm" svg:y="15.115cm">
          <text:p text:style-name="P8">INIT</text:p>
          <text:p text:style-name="P8">$E0FF-$E0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164cm" svg:height="1.258cm" svg:x="10.145cm" svg:y="16.515cm">
          <text:p text:style-name="P8">BL</text:p>
          <text:p text:style-name="P8">$E2FF-$E100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164cm" svg:height="1.258cm" svg:x="10.145cm" svg:y="17.915cm">
          <text:p text:style-name="P8">ROM LIB</text:p>
          <text:p text:style-name="P8">$FFF9-$E3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2:26:35.860691301</meta:creation-date>
    <dc:date>2021-04-01T21:31:41.252056227</dc:date>
    <meta:editing-duration>PT1H36M25S</meta:editing-duration>
    <meta:editing-cycles>7</meta:editing-cycles>
    <meta:generator>LibreOffice/6.4.6.2$Linux_X86_64 LibreOffice_project/40$Build-2</meta:generator>
    <meta:document-statistic meta:object-count="17"/>
  </office:meta>
</office:document-meta>
</file>